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0268in" svg:height="6.3787in" svg:x="2.8902in" svg:y="10.3197in">
            <draw:object draw:notify-on-update-of-ranges="Sheet1.A46:Sheet1.A65 Sheet1.B46:Sheet1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6504in" svg:height="6.5531in" svg:x="6.0831in" svg:y="8.8307in">
            <draw:object draw:notify-on-update-of-ranges="Sheet1.O1:Sheet1.O20 Sheet1.P1:Sheet1.P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7898in" svg:height="7.3126in" svg:x="20.2524in" svg:y="0.6992in">
            <draw:object draw:notify-on-update-of-ranges="Sheet1.R1:Sheet1.R20 Sheet1.S1:Sheet1.S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2402in" svg:height="6.5661in" svg:x="6.6909in" svg:y="3.8161in">
            <draw:object draw:notify-on-update-of-ranges="Sheet1.H27:Sheet1.H46 Sheet1.I27:Sheet1.I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3.45" calcext:value-type="float">
            <text:p>53.45</text:p>
          </table:table-cell>
          <table:table-cell table:style-name="ce2" office:value-type="float" office:value="24.6" calcext:value-type="float">
            <text:p>24.60</text:p>
          </table:table-cell>
          <table:table-cell table:style-name="ce2" table:formula="of:=[.B1]-[.C1]" office:value-type="float" office:value="28.85" calcext:value-type="float">
            <text:p>28.85</text:p>
          </table:table-cell>
          <table:table-cell table:style-name="ce2" table:formula="of:=13.564*9.81*[.D1]" office:value-type="float" office:value="3838.862934" calcext:value-type="float">
            <text:p>3838.86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style-name="ce2" office:value-type="float" office:value="70.5" calcext:value-type="float">
            <text:p>70.50</text:p>
          </table:table-cell>
          <table:table-cell table:style-name="ce2" office:value-type="float" office:value="7.5" calcext:value-type="float">
            <text:p>7.50</text:p>
          </table:table-cell>
          <table:table-cell table:style-name="ce2" table:formula="of:=[.I1]-[.J1]" office:value-type="float" office:value="63" calcext:value-type="float">
            <text:p>63.00</text:p>
          </table:table-cell>
          <table:table-cell table:style-name="ce2" table:formula="of:=13.564*9.81*[.K1]" office:value-type="float" office:value="8382.95892" calcext:value-type="float">
            <text:p>8382.96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style-name="ce2" table:formula="of:=[.L1]" office:value-type="float" office:value="8382.95892" calcext:value-type="float">
            <text:p>8382.96</text:p>
          </table:table-cell>
          <table:table-cell/>
          <table:table-cell table:formula="of:=1/[.A1]" office:value-type="float" office:value="0.00340136054421769" calcext:value-type="float">
            <text:p>0.00340136054421769</text:p>
          </table:table-cell>
          <table:table-cell table:formula="of:=LN([.E1])" office:value-type="float" office:value="8.25293149079477" calcext:value-type="float">
            <text:p>8.252931490794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2.2" calcext:value-type="float">
            <text:p>52.20</text:p>
          </table:table-cell>
          <table:table-cell table:style-name="ce2" office:value-type="float" office:value="24.8" calcext:value-type="float">
            <text:p>24.80</text:p>
          </table:table-cell>
          <table:table-cell table:style-name="ce2" table:formula="of:=[.B2]-[.C2]" office:value-type="float" office:value="27.4" calcext:value-type="float">
            <text:p>27.40</text:p>
          </table:table-cell>
          <table:table-cell table:style-name="ce2" table:formula="of:=13.564*9.81*[.D2]" office:value-type="float" office:value="3645.921816" calcext:value-type="float">
            <text:p>3645.92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style-name="ce2" office:value-type="float" office:value="68.6" calcext:value-type="float">
            <text:p>68.60</text:p>
          </table:table-cell>
          <table:table-cell table:style-name="ce2" office:value-type="float" office:value="10.1" calcext:value-type="float">
            <text:p>10.10</text:p>
          </table:table-cell>
          <table:table-cell table:style-name="ce2" table:formula="of:=[.I2]-[.J2]" office:value-type="float" office:value="58.5" calcext:value-type="float">
            <text:p>58.50</text:p>
          </table:table-cell>
          <table:table-cell table:style-name="ce2" table:formula="of:=13.564*9.81*[.K2]" office:value-type="float" office:value="7784.17614" calcext:value-type="float">
            <text:p>7784.18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style-name="ce2" table:formula="of:=[.L2]" office:value-type="float" office:value="7784.17614" calcext:value-type="float">
            <text:p>7784.18</text:p>
          </table:table-cell>
          <table:table-cell/>
          <table:table-cell table:formula="of:=1/[.A2]" office:value-type="float" office:value="0.00338983050847458" calcext:value-type="float">
            <text:p>0.00338983050847458</text:p>
          </table:table-cell>
          <table:table-cell table:formula="of:=LN([.E2])" office:value-type="float" office:value="8.20136451123469" calcext:value-type="float">
            <text:p>8.2013645112346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.4" calcext:value-type="float">
            <text:p>53.40</text:p>
          </table:table-cell>
          <table:table-cell table:style-name="ce2" office:value-type="float" office:value="24.4" calcext:value-type="float">
            <text:p>24.40</text:p>
          </table:table-cell>
          <table:table-cell table:style-name="ce2" table:formula="of:=[.B3]-[.C3]" office:value-type="float" office:value="29" calcext:value-type="float">
            <text:p>29.00</text:p>
          </table:table-cell>
          <table:table-cell table:style-name="ce2" table:formula="of:=13.564*9.81*[.D3]" office:value-type="float" office:value="3858.82236" calcext:value-type="float">
            <text:p>3858.82</text:p>
          </table:table-cell>
          <table:table-cell table:number-columns-repeated="2"/>
          <table:table-cell table:formula="of:=[.H2]-1" office:value-type="float" office:value="311" calcext:value-type="float">
            <text:p>311</text:p>
          </table:table-cell>
          <table:table-cell table:style-name="ce2" office:value-type="float" office:value="68" calcext:value-type="float">
            <text:p>68.00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table:formula="of:=[.I3]-[.J3]" office:value-type="float" office:value="56.95" calcext:value-type="float">
            <text:p>56.95</text:p>
          </table:table-cell>
          <table:table-cell table:style-name="ce2" table:formula="of:=13.564*9.81*[.K3]" office:value-type="float" office:value="7577.928738" calcext:value-type="float">
            <text:p>7577.93</text:p>
          </table:table-cell>
          <table:table-cell table:number-columns-repeated="2"/>
          <table:table-cell table:formula="of:=[.O2]-1" office:value-type="float" office:value="311" calcext:value-type="float">
            <text:p>311</text:p>
          </table:table-cell>
          <table:table-cell table:style-name="ce2" table:formula="of:=[.L3]" office:value-type="float" office:value="7577.928738" calcext:value-type="float">
            <text:p>7577.93</text:p>
          </table:table-cell>
          <table:table-cell/>
          <table:table-cell table:formula="of:=1/[.A3]" office:value-type="float" office:value="0.00337837837837838" calcext:value-type="float">
            <text:p>0.00337837837837838</text:p>
          </table:table-cell>
          <table:table-cell table:formula="of:=LN([.E3])" office:value-type="float" office:value="8.25811732782714" calcext:value-type="float">
            <text:p>8.258117327827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4.25" calcext:value-type="float">
            <text:p>54.25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table:formula="of:=[.B4]-[.C4]" office:value-type="float" office:value="30.7" calcext:value-type="float">
            <text:p>30.70</text:p>
          </table:table-cell>
          <table:table-cell table:style-name="ce2" table:formula="of:=13.564*9.81*[.D4]" office:value-type="float" office:value="4085.029188" calcext:value-type="float">
            <text:p>4085.03</text:p>
          </table:table-cell>
          <table:table-cell table:number-columns-repeated="2"/>
          <table:table-cell table:formula="of:=[.H3]-1" office:value-type="float" office:value="310" calcext:value-type="float">
            <text:p>310</text:p>
          </table:table-cell>
          <table:table-cell table:style-name="ce2" office:value-type="float" office:value="66.6" calcext:value-type="float">
            <text:p>66.60</text:p>
          </table:table-cell>
          <table:table-cell table:style-name="ce2" office:value-type="float" office:value="12" calcext:value-type="float">
            <text:p>12.00</text:p>
          </table:table-cell>
          <table:table-cell table:style-name="ce2" table:formula="of:=[.I4]-[.J4]" office:value-type="float" office:value="54.6" calcext:value-type="float">
            <text:p>54.60</text:p>
          </table:table-cell>
          <table:table-cell table:style-name="ce2" table:formula="of:=13.564*9.81*[.K4]" office:value-type="float" office:value="7265.231064" calcext:value-type="float">
            <text:p>7265.23</text:p>
          </table:table-cell>
          <table:table-cell table:number-columns-repeated="2"/>
          <table:table-cell table:formula="of:=[.O3]-1" office:value-type="float" office:value="310" calcext:value-type="float">
            <text:p>310</text:p>
          </table:table-cell>
          <table:table-cell table:style-name="ce2" table:formula="of:=[.L4]" office:value-type="float" office:value="7265.231064" calcext:value-type="float">
            <text:p>7265.23</text:p>
          </table:table-cell>
          <table:table-cell/>
          <table:table-cell table:formula="of:=1/[.A4]" office:value-type="float" office:value="0.00336700336700337" calcext:value-type="float">
            <text:p>0.00336700336700337</text:p>
          </table:table-cell>
          <table:table-cell table:formula="of:=LN([.E4])" office:value-type="float" office:value="8.31508415243382" calcext:value-type="float">
            <text:p>8.315084152433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.00</text:p>
          </table:table-cell>
          <table:table-cell table:style-name="ce2" office:value-type="float" office:value="22.1" calcext:value-type="float">
            <text:p>22.10</text:p>
          </table:table-cell>
          <table:table-cell table:style-name="ce2" table:formula="of:=[.B5]-[.C5]" office:value-type="float" office:value="32.9" calcext:value-type="float">
            <text:p>32.90</text:p>
          </table:table-cell>
          <table:table-cell table:style-name="ce2" table:formula="of:=13.564*9.81*[.D5]" office:value-type="float" office:value="4377.767436" calcext:value-type="float">
            <text:p>4377.77</text:p>
          </table:table-cell>
          <table:table-cell table:number-columns-repeated="2"/>
          <table:table-cell table:formula="of:=[.H4]-1" office:value-type="float" office:value="309" calcext:value-type="float">
            <text:p>309</text:p>
          </table:table-cell>
          <table:table-cell table:style-name="ce2" office:value-type="float" office:value="65.55" calcext:value-type="float">
            <text:p>65.55</text:p>
          </table:table-cell>
          <table:table-cell table:style-name="ce2" office:value-type="float" office:value="13.05" calcext:value-type="float">
            <text:p>13.05</text:p>
          </table:table-cell>
          <table:table-cell table:style-name="ce2" table:formula="of:=[.I5]-[.J5]" office:value-type="float" office:value="52.5" calcext:value-type="float">
            <text:p>52.50</text:p>
          </table:table-cell>
          <table:table-cell table:style-name="ce2" table:formula="of:=13.564*9.81*[.K5]" office:value-type="float" office:value="6985.7991" calcext:value-type="float">
            <text:p>6985.80</text:p>
          </table:table-cell>
          <table:table-cell table:number-columns-repeated="2"/>
          <table:table-cell table:formula="of:=[.O4]-1" office:value-type="float" office:value="309" calcext:value-type="float">
            <text:p>309</text:p>
          </table:table-cell>
          <table:table-cell table:style-name="ce2" table:formula="of:=[.L5]" office:value-type="float" office:value="6985.7991" calcext:value-type="float">
            <text:p>6985.80</text:p>
          </table:table-cell>
          <table:table-cell/>
          <table:table-cell table:formula="of:=1/[.A5]" office:value-type="float" office:value="0.00335570469798658" calcext:value-type="float">
            <text:p>0.00335570469798658</text:p>
          </table:table-cell>
          <table:table-cell table:formula="of:=LN([.E5])" office:value-type="float" office:value="8.38429415561199" calcext:value-type="float">
            <text:p>8.384294155611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5.6" calcext:value-type="float">
            <text:p>55.60</text:p>
          </table:table-cell>
          <table:table-cell table:style-name="ce2" office:value-type="float" office:value="22.3" calcext:value-type="float">
            <text:p>22.30</text:p>
          </table:table-cell>
          <table:table-cell table:style-name="ce2" table:formula="of:=[.B6]-[.C6]" office:value-type="float" office:value="33.3" calcext:value-type="float">
            <text:p>33.30</text:p>
          </table:table-cell>
          <table:table-cell table:style-name="ce2" table:formula="of:=13.564*9.81*[.D6]" office:value-type="float" office:value="4430.992572" calcext:value-type="float">
            <text:p>4430.99</text:p>
          </table:table-cell>
          <table:table-cell table:number-columns-repeated="2"/>
          <table:table-cell table:formula="of:=[.H5]-1" office:value-type="float" office:value="308" calcext:value-type="float">
            <text:p>308</text:p>
          </table:table-cell>
          <table:table-cell table:style-name="ce2" office:value-type="float" office:value="64.85" calcext:value-type="float">
            <text:p>64.85</text:p>
          </table:table-cell>
          <table:table-cell table:style-name="ce2" office:value-type="float" office:value="13.65" calcext:value-type="float">
            <text:p>13.65</text:p>
          </table:table-cell>
          <table:table-cell table:style-name="ce2" table:formula="of:=[.I6]-[.J6]" office:value-type="float" office:value="51.2" calcext:value-type="float">
            <text:p>51.20</text:p>
          </table:table-cell>
          <table:table-cell table:style-name="ce2" table:formula="of:=13.564*9.81*[.K6]" office:value-type="float" office:value="6812.817408" calcext:value-type="float">
            <text:p>6812.82</text:p>
          </table:table-cell>
          <table:table-cell table:number-columns-repeated="2"/>
          <table:table-cell table:formula="of:=[.O5]-1" office:value-type="float" office:value="308" calcext:value-type="float">
            <text:p>308</text:p>
          </table:table-cell>
          <table:table-cell table:style-name="ce2" table:formula="of:=[.L6]" office:value-type="float" office:value="6812.817408" calcext:value-type="float">
            <text:p>6812.82</text:p>
          </table:table-cell>
          <table:table-cell/>
          <table:table-cell table:formula="of:=1/[.A6]" office:value-type="float" office:value="0.00334448160535117" calcext:value-type="float">
            <text:p>0.00334448160535117</text:p>
          </table:table-cell>
          <table:table-cell table:formula="of:=LN([.E6])" office:value-type="float" office:value="8.39637889482706" calcext:value-type="float">
            <text:p>8.396378894827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.15" calcext:value-type="float">
            <text:p>56.15</text:p>
          </table:table-cell>
          <table:table-cell table:style-name="ce2" office:value-type="float" office:value="21.35" calcext:value-type="float">
            <text:p>21.35</text:p>
          </table:table-cell>
          <table:table-cell table:style-name="ce2" table:formula="of:=[.B7]-[.C7]" office:value-type="float" office:value="34.8" calcext:value-type="float">
            <text:p>34.80</text:p>
          </table:table-cell>
          <table:table-cell table:style-name="ce2" table:formula="of:=13.564*9.81*[.D7]" office:value-type="float" office:value="4630.586832" calcext:value-type="float">
            <text:p>4630.59</text:p>
          </table:table-cell>
          <table:table-cell table:number-columns-repeated="2"/>
          <table:table-cell table:formula="of:=[.H6]-1" office:value-type="float" office:value="307" calcext:value-type="float">
            <text:p>307</text:p>
          </table:table-cell>
          <table:table-cell table:style-name="ce2" office:value-type="float" office:value="63.25" calcext:value-type="float">
            <text:p>63.25</text:p>
          </table:table-cell>
          <table:table-cell table:style-name="ce2" office:value-type="float" office:value="14.9" calcext:value-type="float">
            <text:p>14.90</text:p>
          </table:table-cell>
          <table:table-cell table:style-name="ce2" table:formula="of:=[.I7]-[.J7]" office:value-type="float" office:value="48.35" calcext:value-type="float">
            <text:p>48.35</text:p>
          </table:table-cell>
          <table:table-cell table:style-name="ce2" table:formula="of:=13.564*9.81*[.K7]" office:value-type="float" office:value="6433.588314" calcext:value-type="float">
            <text:p>6433.59</text:p>
          </table:table-cell>
          <table:table-cell table:number-columns-repeated="2"/>
          <table:table-cell table:formula="of:=[.O6]-1" office:value-type="float" office:value="307" calcext:value-type="float">
            <text:p>307</text:p>
          </table:table-cell>
          <table:table-cell table:style-name="ce2" table:formula="of:=[.L7]" office:value-type="float" office:value="6433.588314" calcext:value-type="float">
            <text:p>6433.59</text:p>
          </table:table-cell>
          <table:table-cell/>
          <table:table-cell table:formula="of:=1/[.A7]" office:value-type="float" office:value="0.00333333333333333" calcext:value-type="float">
            <text:p>0.00333333333333333</text:p>
          </table:table-cell>
          <table:table-cell table:formula="of:=LN([.E7])" office:value-type="float" office:value="8.44043888462109" calcext:value-type="float">
            <text:p>8.440438884621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7.05" calcext:value-type="float">
            <text:p>57.05</text:p>
          </table:table-cell>
          <table:table-cell table:style-name="ce2" office:value-type="float" office:value="21.1" calcext:value-type="float">
            <text:p>21.10</text:p>
          </table:table-cell>
          <table:table-cell table:style-name="ce2" table:formula="of:=[.B8]-[.C8]" office:value-type="float" office:value="35.95" calcext:value-type="float">
            <text:p>35.95</text:p>
          </table:table-cell>
          <table:table-cell table:style-name="ce2" table:formula="of:=13.564*9.81*[.D8]" office:value-type="float" office:value="4783.609098" calcext:value-type="float">
            <text:p>4783.61</text:p>
          </table:table-cell>
          <table:table-cell table:number-columns-repeated="2"/>
          <table:table-cell table:formula="of:=[.H7]-1" office:value-type="float" office:value="306" calcext:value-type="float">
            <text:p>306</text:p>
          </table:table-cell>
          <table:table-cell table:style-name="ce2" office:value-type="float" office:value="62.5" calcext:value-type="float">
            <text:p>62.50</text:p>
          </table:table-cell>
          <table:table-cell table:style-name="ce2" office:value-type="float" office:value="15.25" calcext:value-type="float">
            <text:p>15.25</text:p>
          </table:table-cell>
          <table:table-cell table:style-name="ce2" table:formula="of:=[.I8]-[.J8]" office:value-type="float" office:value="47.25" calcext:value-type="float">
            <text:p>47.25</text:p>
          </table:table-cell>
          <table:table-cell table:style-name="ce2" table:formula="of:=13.564*9.81*[.K8]" office:value-type="float" office:value="6287.21919" calcext:value-type="float">
            <text:p>6287.22</text:p>
          </table:table-cell>
          <table:table-cell table:number-columns-repeated="2"/>
          <table:table-cell table:formula="of:=[.O7]-1" office:value-type="float" office:value="306" calcext:value-type="float">
            <text:p>306</text:p>
          </table:table-cell>
          <table:table-cell table:style-name="ce2" table:formula="of:=[.L8]" office:value-type="float" office:value="6287.21919" calcext:value-type="float">
            <text:p>6287.22</text:p>
          </table:table-cell>
          <table:table-cell/>
          <table:table-cell table:formula="of:=1/[.A8]" office:value-type="float" office:value="0.00332225913621262" calcext:value-type="float">
            <text:p>0.00332225913621262</text:p>
          </table:table-cell>
          <table:table-cell table:formula="of:=LN([.E8])" office:value-type="float" office:value="8.47295058200772" calcext:value-type="float">
            <text:p>8.472950582007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7.75" calcext:value-type="float">
            <text:p>57.75</text:p>
          </table:table-cell>
          <table:table-cell table:style-name="ce2" office:value-type="float" office:value="20.15" calcext:value-type="float">
            <text:p>20.15</text:p>
          </table:table-cell>
          <table:table-cell table:style-name="ce2" table:formula="of:=[.B9]-[.C9]" office:value-type="float" office:value="37.6" calcext:value-type="float">
            <text:p>37.60</text:p>
          </table:table-cell>
          <table:table-cell table:style-name="ce2" table:formula="of:=13.564*9.81*[.D9]" office:value-type="float" office:value="5003.162784" calcext:value-type="float">
            <text:p>5003.16</text:p>
          </table:table-cell>
          <table:table-cell table:number-columns-repeated="2"/>
          <table:table-cell table:formula="of:=[.H8]-1" office:value-type="float" office:value="305" calcext:value-type="float">
            <text:p>305</text:p>
          </table:table-cell>
          <table:table-cell table:style-name="ce2" office:value-type="float" office:value="61.2" calcext:value-type="float">
            <text:p>61.20</text:p>
          </table:table-cell>
          <table:table-cell table:style-name="ce2" office:value-type="float" office:value="16.3" calcext:value-type="float">
            <text:p>16.30</text:p>
          </table:table-cell>
          <table:table-cell table:style-name="ce2" table:formula="of:=[.I9]-[.J9]" office:value-type="float" office:value="44.9" calcext:value-type="float">
            <text:p>44.90</text:p>
          </table:table-cell>
          <table:table-cell table:style-name="ce2" table:formula="of:=13.564*9.81*[.K9]" office:value-type="float" office:value="5974.521516" calcext:value-type="float">
            <text:p>5974.52</text:p>
          </table:table-cell>
          <table:table-cell table:number-columns-repeated="2"/>
          <table:table-cell table:formula="of:=[.O8]-1" office:value-type="float" office:value="305" calcext:value-type="float">
            <text:p>305</text:p>
          </table:table-cell>
          <table:table-cell table:style-name="ce2" table:formula="of:=[.L9]" office:value-type="float" office:value="5974.521516" calcext:value-type="float">
            <text:p>5974.52</text:p>
          </table:table-cell>
          <table:table-cell/>
          <table:table-cell table:formula="of:=1/[.A9]" office:value-type="float" office:value="0.0033112582781457" calcext:value-type="float">
            <text:p>0.0033112582781457</text:p>
          </table:table-cell>
          <table:table-cell table:formula="of:=LN([.E9])" office:value-type="float" office:value="8.51782554823651" calcext:value-type="float">
            <text:p>8.517825548236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8.75" calcext:value-type="float">
            <text:p>58.75</text:p>
          </table:table-cell>
          <table:table-cell table:style-name="ce2" office:value-type="float" office:value="19.25" calcext:value-type="float">
            <text:p>19.25</text:p>
          </table:table-cell>
          <table:table-cell table:style-name="ce2" table:formula="of:=[.B10]-[.C10]" office:value-type="float" office:value="39.5" calcext:value-type="float">
            <text:p>39.50</text:p>
          </table:table-cell>
          <table:table-cell table:style-name="ce2" table:formula="of:=13.564*9.81*[.D10]" office:value-type="float" office:value="5255.98218" calcext:value-type="float">
            <text:p>5255.98</text:p>
          </table:table-cell>
          <table:table-cell table:number-columns-repeated="2"/>
          <table:table-cell table:formula="of:=[.H9]-1" office:value-type="float" office:value="304" calcext:value-type="float">
            <text:p>304</text:p>
          </table:table-cell>
          <table:table-cell table:style-name="ce2" office:value-type="float" office:value="60.1" calcext:value-type="float">
            <text:p>60.10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table:formula="of:=[.I10]-[.J10]" office:value-type="float" office:value="42.45" calcext:value-type="float">
            <text:p>42.45</text:p>
          </table:table-cell>
          <table:table-cell table:style-name="ce2" table:formula="of:=13.564*9.81*[.K10]" office:value-type="float" office:value="5648.517558" calcext:value-type="float">
            <text:p>5648.52</text:p>
          </table:table-cell>
          <table:table-cell table:number-columns-repeated="2"/>
          <table:table-cell table:formula="of:=[.O9]-1" office:value-type="float" office:value="304" calcext:value-type="float">
            <text:p>304</text:p>
          </table:table-cell>
          <table:table-cell table:style-name="ce2" table:formula="of:=[.L10]" office:value-type="float" office:value="5648.517558" calcext:value-type="float">
            <text:p>5648.52</text:p>
          </table:table-cell>
          <table:table-cell/>
          <table:table-cell table:formula="of:=1/[.A10]" office:value-type="float" office:value="0.0033003300330033" calcext:value-type="float">
            <text:p>0.0033003300330033</text:p>
          </table:table-cell>
          <table:table-cell table:formula="of:=LN([.E10])" office:value-type="float" office:value="8.56712216974774" calcext:value-type="float">
            <text:p>8.567122169747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9.55" calcext:value-type="float">
            <text:p>59.55</text:p>
          </table:table-cell>
          <table:table-cell table:style-name="ce2" office:value-type="float" office:value="18.3" calcext:value-type="float">
            <text:p>18.30</text:p>
          </table:table-cell>
          <table:table-cell table:style-name="ce2" table:formula="of:=[.B11]-[.C11]" office:value-type="float" office:value="41.25" calcext:value-type="float">
            <text:p>41.25</text:p>
          </table:table-cell>
          <table:table-cell table:style-name="ce2" table:formula="of:=13.564*9.81*[.D11]" office:value-type="float" office:value="5488.84215" calcext:value-type="float">
            <text:p>5488.84</text:p>
          </table:table-cell>
          <table:table-cell table:number-columns-repeated="2"/>
          <table:table-cell table:formula="of:=[.H10]-1" office:value-type="float" office:value="303" calcext:value-type="float">
            <text:p>303</text:p>
          </table:table-cell>
          <table:table-cell table:style-name="ce2" office:value-type="float" office:value="59.25" calcext:value-type="float">
            <text:p>59.25</text:p>
          </table:table-cell>
          <table:table-cell table:style-name="ce2" office:value-type="float" office:value="18.1" calcext:value-type="float">
            <text:p>18.10</text:p>
          </table:table-cell>
          <table:table-cell table:style-name="ce2" table:formula="of:=[.I11]-[.J11]" office:value-type="float" office:value="41.15" calcext:value-type="float">
            <text:p>41.15</text:p>
          </table:table-cell>
          <table:table-cell table:style-name="ce2" table:formula="of:=13.564*9.81*[.K11]" office:value-type="float" office:value="5475.535866" calcext:value-type="float">
            <text:p>5475.54</text:p>
          </table:table-cell>
          <table:table-cell table:number-columns-repeated="2"/>
          <table:table-cell table:formula="of:=[.O10]-1" office:value-type="float" office:value="303" calcext:value-type="float">
            <text:p>303</text:p>
          </table:table-cell>
          <table:table-cell table:style-name="ce2" table:formula="of:=[.L11]" office:value-type="float" office:value="5475.535866" calcext:value-type="float">
            <text:p>5475.54</text:p>
          </table:table-cell>
          <table:table-cell/>
          <table:table-cell table:formula="of:=1/[.A11]" office:value-type="float" office:value="0.00328947368421053" calcext:value-type="float">
            <text:p>0.00328947368421053</text:p>
          </table:table-cell>
          <table:table-cell table:formula="of:=LN([.E11])" office:value-type="float" office:value="8.61047261062135" calcext:value-type="float">
            <text:p>8.610472610621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.5" calcext:value-type="float">
            <text:p>60.50</text:p>
          </table:table-cell>
          <table:table-cell table:style-name="ce2" office:value-type="float" office:value="17.5" calcext:value-type="float">
            <text:p>17.50</text:p>
          </table:table-cell>
          <table:table-cell table:style-name="ce2" table:formula="of:=[.B12]-[.C12]" office:value-type="float" office:value="43" calcext:value-type="float">
            <text:p>43.00</text:p>
          </table:table-cell>
          <table:table-cell table:style-name="ce2" table:formula="of:=13.564*9.81*[.D12]" office:value-type="float" office:value="5721.70212" calcext:value-type="float">
            <text:p>5721.70</text:p>
          </table:table-cell>
          <table:table-cell table:number-columns-repeated="2"/>
          <table:table-cell table:formula="of:=[.H11]-1" office:value-type="float" office:value="302" calcext:value-type="float">
            <text:p>302</text:p>
          </table:table-cell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19.05" calcext:value-type="float">
            <text:p>19.05</text:p>
          </table:table-cell>
          <table:table-cell table:style-name="ce2" table:formula="of:=[.I12]-[.J12]" office:value-type="float" office:value="39.8" calcext:value-type="float">
            <text:p>39.80</text:p>
          </table:table-cell>
          <table:table-cell table:style-name="ce2" table:formula="of:=13.564*9.81*[.K12]" office:value-type="float" office:value="5295.901032" calcext:value-type="float">
            <text:p>5295.90</text:p>
          </table:table-cell>
          <table:table-cell table:number-columns-repeated="2"/>
          <table:table-cell table:formula="of:=[.O11]-1" office:value-type="float" office:value="302" calcext:value-type="float">
            <text:p>302</text:p>
          </table:table-cell>
          <table:table-cell table:style-name="ce2" table:formula="of:=[.L12]" office:value-type="float" office:value="5295.901032" calcext:value-type="float">
            <text:p>5295.90</text:p>
          </table:table-cell>
          <table:table-cell/>
          <table:table-cell table:formula="of:=1/[.A12]" office:value-type="float" office:value="0.00327868852459016" calcext:value-type="float">
            <text:p>0.00327868852459016</text:p>
          </table:table-cell>
          <table:table-cell table:formula="of:=LN([.E12])" office:value-type="float" office:value="8.65202161353423" calcext:value-type="float">
            <text:p>8.652021613534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1.95" calcext:value-type="float">
            <text:p>61.95</text:p>
          </table:table-cell>
          <table:table-cell table:style-name="ce2" office:value-type="float" office:value="16.4" calcext:value-type="float">
            <text:p>16.40</text:p>
          </table:table-cell>
          <table:table-cell table:style-name="ce2" table:formula="of:=[.B13]-[.C13]" office:value-type="float" office:value="45.55" calcext:value-type="float">
            <text:p>45.55</text:p>
          </table:table-cell>
          <table:table-cell table:style-name="ce2" table:formula="of:=13.564*9.81*[.D13]" office:value-type="float" office:value="6061.012362" calcext:value-type="float">
            <text:p>6061.01</text:p>
          </table:table-cell>
          <table:table-cell table:number-columns-repeated="2"/>
          <table:table-cell table:formula="of:=[.H12]-1" office:value-type="float" office:value="301" calcext:value-type="float">
            <text:p>301</text:p>
          </table:table-cell>
          <table:table-cell table:style-name="ce2" office:value-type="float" office:value="57.55" calcext:value-type="float">
            <text:p>57.55</text:p>
          </table:table-cell>
          <table:table-cell table:style-name="ce2" office:value-type="float" office:value="20.15" calcext:value-type="float">
            <text:p>20.15</text:p>
          </table:table-cell>
          <table:table-cell table:style-name="ce2" table:formula="of:=[.I13]-[.J13]" office:value-type="float" office:value="37.4" calcext:value-type="float">
            <text:p>37.40</text:p>
          </table:table-cell>
          <table:table-cell table:style-name="ce2" table:formula="of:=13.564*9.81*[.K13]" office:value-type="float" office:value="4976.550216" calcext:value-type="float">
            <text:p>4976.55</text:p>
          </table:table-cell>
          <table:table-cell table:number-columns-repeated="2"/>
          <table:table-cell table:formula="of:=[.O12]-1" office:value-type="float" office:value="301" calcext:value-type="float">
            <text:p>301</text:p>
          </table:table-cell>
          <table:table-cell table:style-name="ce2" table:formula="of:=[.L13]" office:value-type="float" office:value="4976.550216" calcext:value-type="float">
            <text:p>4976.55</text:p>
          </table:table-cell>
          <table:table-cell/>
          <table:table-cell table:formula="of:=1/[.A13]" office:value-type="float" office:value="0.00326797385620915" calcext:value-type="float">
            <text:p>0.00326797385620915</text:p>
          </table:table-cell>
          <table:table-cell table:formula="of:=LN([.E13])" office:value-type="float" office:value="8.70963212154663" calcext:value-type="float">
            <text:p>8.709632121546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.7" calcext:value-type="float">
            <text:p>62.70</text:p>
          </table:table-cell>
          <table:table-cell table:style-name="ce2" office:value-type="float" office:value="15.35" calcext:value-type="float">
            <text:p>15.35</text:p>
          </table:table-cell>
          <table:table-cell table:style-name="ce2" table:formula="of:=[.B14]-[.C14]" office:value-type="float" office:value="47.35" calcext:value-type="float">
            <text:p>47.35</text:p>
          </table:table-cell>
          <table:table-cell table:style-name="ce2" table:formula="of:=13.564*9.81*[.D14]" office:value-type="float" office:value="6300.525474" calcext:value-type="float">
            <text:p>6300.53</text:p>
          </table:table-cell>
          <table:table-cell table:number-columns-repeated="2"/>
          <table:table-cell table:formula="of:=[.H13]-1" office:value-type="float" office:value="300" calcext:value-type="float">
            <text:p>300</text:p>
          </table:table-cell>
          <table:table-cell table:style-name="ce2" office:value-type="float" office:value="57" calcext:value-type="float">
            <text:p>57.00</text:p>
          </table:table-cell>
          <table:table-cell table:style-name="ce2" office:value-type="float" office:value="20.95" calcext:value-type="float">
            <text:p>20.95</text:p>
          </table:table-cell>
          <table:table-cell table:style-name="ce2" table:formula="of:=[.I14]-[.J14]" office:value-type="float" office:value="36.05" calcext:value-type="float">
            <text:p>36.05</text:p>
          </table:table-cell>
          <table:table-cell table:style-name="ce2" table:formula="of:=13.564*9.81*[.K14]" office:value-type="float" office:value="4796.915382" calcext:value-type="float">
            <text:p>4796.92</text:p>
          </table:table-cell>
          <table:table-cell table:number-columns-repeated="2"/>
          <table:table-cell table:formula="of:=[.O13]-1" office:value-type="float" office:value="300" calcext:value-type="float">
            <text:p>300</text:p>
          </table:table-cell>
          <table:table-cell table:style-name="ce2" table:formula="of:=[.L14]" office:value-type="float" office:value="4796.915382" calcext:value-type="float">
            <text:p>4796.92</text:p>
          </table:table-cell>
          <table:table-cell/>
          <table:table-cell table:formula="of:=1/[.A14]" office:value-type="float" office:value="0.00325732899022801" calcext:value-type="float">
            <text:p>0.00325732899022801</text:p>
          </table:table-cell>
          <table:table-cell table:formula="of:=LN([.E14])" office:value-type="float" office:value="8.74838831747275" calcext:value-type="float">
            <text:p>8.7483883174727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3.7" calcext:value-type="float">
            <text:p>63.70</text:p>
          </table:table-cell>
          <table:table-cell table:style-name="ce2" office:value-type="float" office:value="14.5" calcext:value-type="float">
            <text:p>14.50</text:p>
          </table:table-cell>
          <table:table-cell table:style-name="ce2" table:formula="of:=[.B15]-[.C15]" office:value-type="float" office:value="49.2" calcext:value-type="float">
            <text:p>49.20</text:p>
          </table:table-cell>
          <table:table-cell table:style-name="ce2" table:formula="of:=13.564*9.81*[.D15]" office:value-type="float" office:value="6546.691728" calcext:value-type="float">
            <text:p>6546.69</text:p>
          </table:table-cell>
          <table:table-cell table:number-columns-repeated="2"/>
          <table:table-cell table:formula="of:=[.H14]-1" office:value-type="float" office:value="299" calcext:value-type="float">
            <text:p>299</text:p>
          </table:table-cell>
          <table:table-cell table:style-name="ce2" office:value-type="float" office:value="57.5" calcext:value-type="float">
            <text:p>57.50</text:p>
          </table:table-cell>
          <table:table-cell table:style-name="ce2" office:value-type="float" office:value="22" calcext:value-type="float">
            <text:p>22.00</text:p>
          </table:table-cell>
          <table:table-cell table:style-name="ce2" table:formula="of:=[.I15]-[.J15]" office:value-type="float" office:value="35.5" calcext:value-type="float">
            <text:p>35.50</text:p>
          </table:table-cell>
          <table:table-cell table:style-name="ce2" table:formula="of:=13.564*9.81*[.K15]" office:value-type="float" office:value="4723.73082" calcext:value-type="float">
            <text:p>4723.73</text:p>
          </table:table-cell>
          <table:table-cell table:number-columns-repeated="2"/>
          <table:table-cell table:formula="of:=[.O14]-1" office:value-type="float" office:value="299" calcext:value-type="float">
            <text:p>299</text:p>
          </table:table-cell>
          <table:table-cell table:style-name="ce2" table:formula="of:=[.L15]" office:value-type="float" office:value="4723.73082" calcext:value-type="float">
            <text:p>4723.73</text:p>
          </table:table-cell>
          <table:table-cell/>
          <table:table-cell table:formula="of:=1/[.A15]" office:value-type="float" office:value="0.00324675324675325" calcext:value-type="float">
            <text:p>0.00324675324675325</text:p>
          </table:table-cell>
          <table:table-cell table:formula="of:=LN([.E15])" office:value-type="float" office:value="8.78671512133893" calcext:value-type="float">
            <text:p>8.7867151213389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5" calcext:value-type="float">
            <text:p>65.00</text:p>
          </table:table-cell>
          <table:table-cell table:style-name="ce2" office:value-type="float" office:value="13.15" calcext:value-type="float">
            <text:p>13.15</text:p>
          </table:table-cell>
          <table:table-cell table:style-name="ce2" table:formula="of:=[.B16]-[.C16]" office:value-type="float" office:value="51.85" calcext:value-type="float">
            <text:p>51.85</text:p>
          </table:table-cell>
          <table:table-cell table:style-name="ce2" table:formula="of:=13.564*9.81*[.D16]" office:value-type="float" office:value="6899.308254" calcext:value-type="float">
            <text:p>6899.31</text:p>
          </table:table-cell>
          <table:table-cell table:number-columns-repeated="2"/>
          <table:table-cell table:formula="of:=[.H15]-1" office:value-type="float" office:value="298" calcext:value-type="float">
            <text:p>298</text:p>
          </table:table-cell>
          <table:table-cell table:style-name="ce2" office:value-type="float" office:value="55.1" calcext:value-type="float">
            <text:p>55.10</text:p>
          </table:table-cell>
          <table:table-cell table:style-name="ce2" office:value-type="float" office:value="22.5" calcext:value-type="float">
            <text:p>22.50</text:p>
          </table:table-cell>
          <table:table-cell table:style-name="ce2" table:formula="of:=[.I16]-[.J16]" office:value-type="float" office:value="32.6" calcext:value-type="float">
            <text:p>32.60</text:p>
          </table:table-cell>
          <table:table-cell table:style-name="ce2" table:formula="of:=13.564*9.81*[.K16]" office:value-type="float" office:value="4337.848584" calcext:value-type="float">
            <text:p>4337.85</text:p>
          </table:table-cell>
          <table:table-cell table:number-columns-repeated="2"/>
          <table:table-cell table:formula="of:=[.O15]-1" office:value-type="float" office:value="298" calcext:value-type="float">
            <text:p>298</text:p>
          </table:table-cell>
          <table:table-cell table:style-name="ce2" table:formula="of:=[.L16]" office:value-type="float" office:value="4337.848584" calcext:value-type="float">
            <text:p>4337.85</text:p>
          </table:table-cell>
          <table:table-cell/>
          <table:table-cell table:formula="of:=1/[.A16]" office:value-type="float" office:value="0.00323624595469256" calcext:value-type="float">
            <text:p>0.00323624595469256</text:p>
          </table:table-cell>
          <table:table-cell table:formula="of:=LN([.E16])" office:value-type="float" office:value="8.8391764325162" calcext:value-type="float">
            <text:p>8.83917643251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.00</text:p>
          </table:table-cell>
          <table:table-cell table:style-name="ce2" office:value-type="float" office:value="12.2" calcext:value-type="float">
            <text:p>12.20</text:p>
          </table:table-cell>
          <table:table-cell table:style-name="ce2" table:formula="of:=[.B17]-[.C17]" office:value-type="float" office:value="53.8" calcext:value-type="float">
            <text:p>53.80</text:p>
          </table:table-cell>
          <table:table-cell table:style-name="ce2" table:formula="of:=13.564*9.81*[.D17]" office:value-type="float" office:value="7158.780792" calcext:value-type="float">
            <text:p>7158.78</text:p>
          </table:table-cell>
          <table:table-cell table:number-columns-repeated="2"/>
          <table:table-cell table:formula="of:=[.H16]-1" office:value-type="float" office:value="297" calcext:value-type="float">
            <text:p>297</text:p>
          </table:table-cell>
          <table:table-cell table:style-name="ce2" office:value-type="float" office:value="54.8" calcext:value-type="float">
            <text:p>54.80</text:p>
          </table:table-cell>
          <table:table-cell table:style-name="ce2" office:value-type="float" office:value="23.05" calcext:value-type="float">
            <text:p>23.05</text:p>
          </table:table-cell>
          <table:table-cell table:style-name="ce2" table:formula="of:=[.I17]-[.J17]" office:value-type="float" office:value="31.75" calcext:value-type="float">
            <text:p>31.75</text:p>
          </table:table-cell>
          <table:table-cell table:style-name="ce2" table:formula="of:=13.564*9.81*[.K17]" office:value-type="float" office:value="4224.74517" calcext:value-type="float">
            <text:p>4224.75</text:p>
          </table:table-cell>
          <table:table-cell table:number-columns-repeated="2"/>
          <table:table-cell table:formula="of:=[.O16]-1" office:value-type="float" office:value="297" calcext:value-type="float">
            <text:p>297</text:p>
          </table:table-cell>
          <table:table-cell table:style-name="ce2" table:formula="of:=[.L17]" office:value-type="float" office:value="4224.74517" calcext:value-type="float">
            <text:p>4224.75</text:p>
          </table:table-cell>
          <table:table-cell/>
          <table:table-cell table:formula="of:=1/[.A17]" office:value-type="float" office:value="0.0032258064516129" calcext:value-type="float">
            <text:p>0.0032258064516129</text:p>
          </table:table-cell>
          <table:table-cell table:formula="of:=LN([.E17])" office:value-type="float" office:value="8.8760949650084" calcext:value-type="float">
            <text:p>8.87609496500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7.1" calcext:value-type="float">
            <text:p>67.10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table:formula="of:=[.B18]-[.C18]" office:value-type="float" office:value="56.05" calcext:value-type="float">
            <text:p>56.05</text:p>
          </table:table-cell>
          <table:table-cell table:style-name="ce2" table:formula="of:=13.564*9.81*[.D18]" office:value-type="float" office:value="7458.172182" calcext:value-type="float">
            <text:p>7458.17</text:p>
          </table:table-cell>
          <table:table-cell table:number-columns-repeated="2"/>
          <table:table-cell table:formula="of:=[.H17]-1" office:value-type="float" office:value="296" calcext:value-type="float">
            <text:p>296</text:p>
          </table:table-cell>
          <table:table-cell table:style-name="ce2" office:value-type="float" office:value="53.9" calcext:value-type="float">
            <text:p>53.90</text:p>
          </table:table-cell>
          <table:table-cell table:style-name="ce2" office:value-type="float" office:value="23.85" calcext:value-type="float">
            <text:p>23.85</text:p>
          </table:table-cell>
          <table:table-cell table:style-name="ce2" table:formula="of:=[.I18]-[.J18]" office:value-type="float" office:value="30.05" calcext:value-type="float">
            <text:p>30.05</text:p>
          </table:table-cell>
          <table:table-cell table:style-name="ce2" table:formula="of:=13.564*9.81*[.K18]" office:value-type="float" office:value="3998.538342" calcext:value-type="float">
            <text:p>3998.54</text:p>
          </table:table-cell>
          <table:table-cell table:number-columns-repeated="2"/>
          <table:table-cell table:formula="of:=[.O17]-1" office:value-type="float" office:value="296" calcext:value-type="float">
            <text:p>296</text:p>
          </table:table-cell>
          <table:table-cell table:style-name="ce2" table:formula="of:=[.L18]" office:value-type="float" office:value="3998.538342" calcext:value-type="float">
            <text:p>3998.54</text:p>
          </table:table-cell>
          <table:table-cell/>
          <table:table-cell table:formula="of:=1/[.A18]" office:value-type="float" office:value="0.00321543408360129" calcext:value-type="float">
            <text:p>0.00321543408360129</text:p>
          </table:table-cell>
          <table:table-cell table:formula="of:=LN([.E18])" office:value-type="float" office:value="8.91706564735883" calcext:value-type="float">
            <text:p>8.917065647358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7.7" calcext:value-type="float">
            <text:p>67.70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table:formula="of:=[.B19]-[.C19]" office:value-type="float" office:value="58.25" calcext:value-type="float">
            <text:p>58.25</text:p>
          </table:table-cell>
          <table:table-cell table:style-name="ce2" table:formula="of:=13.564*9.81*[.D19]" office:value-type="float" office:value="7750.91043" calcext:value-type="float">
            <text:p>7750.91</text:p>
          </table:table-cell>
          <table:table-cell table:number-columns-repeated="2"/>
          <table:table-cell table:formula="of:=[.H18]-1" office:value-type="float" office:value="295" calcext:value-type="float">
            <text:p>295</text:p>
          </table:table-cell>
          <table:table-cell table:style-name="ce2" office:value-type="float" office:value="52.65" calcext:value-type="float">
            <text:p>52.65</text:p>
          </table:table-cell>
          <table:table-cell table:style-name="ce2" office:value-type="float" office:value="24.05" calcext:value-type="float">
            <text:p>24.05</text:p>
          </table:table-cell>
          <table:table-cell table:style-name="ce2" table:formula="of:=[.I19]-[.J19]" office:value-type="float" office:value="28.6" calcext:value-type="float">
            <text:p>28.60</text:p>
          </table:table-cell>
          <table:table-cell table:style-name="ce2" table:formula="of:=13.564*9.81*[.K19]" office:value-type="float" office:value="3805.597224" calcext:value-type="float">
            <text:p>3805.60</text:p>
          </table:table-cell>
          <table:table-cell table:number-columns-repeated="2"/>
          <table:table-cell table:formula="of:=[.O18]-1" office:value-type="float" office:value="295" calcext:value-type="float">
            <text:p>295</text:p>
          </table:table-cell>
          <table:table-cell table:style-name="ce2" table:formula="of:=[.L19]" office:value-type="float" office:value="3805.597224" calcext:value-type="float">
            <text:p>3805.60</text:p>
          </table:table-cell>
          <table:table-cell/>
          <table:table-cell table:formula="of:=1/[.A19]" office:value-type="float" office:value="0.0032051282051282" calcext:value-type="float">
            <text:p>0.0032051282051282</text:p>
          </table:table-cell>
          <table:table-cell table:formula="of:=LN([.E19])" office:value-type="float" office:value="8.95556559028647" calcext:value-type="float">
            <text:p>8.955565590286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.00</text:p>
          </table:table-cell>
          <table:table-cell table:style-name="ce2" office:value-type="float" office:value="8" calcext:value-type="float">
            <text:p>8.00</text:p>
          </table:table-cell>
          <table:table-cell table:style-name="ce2" table:formula="of:=[.B20]-[.C20]" office:value-type="float" office:value="62" calcext:value-type="float">
            <text:p>62.00</text:p>
          </table:table-cell>
          <table:table-cell table:style-name="ce2" table:formula="of:=13.564*9.81*[.D20]" office:value-type="float" office:value="8249.89608" calcext:value-type="float">
            <text:p>8249.90</text:p>
          </table:table-cell>
          <table:table-cell table:number-columns-repeated="2"/>
          <table:table-cell table:formula="of:=[.H19]-1" office:value-type="float" office:value="294" calcext:value-type="float">
            <text:p>294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25.15" calcext:value-type="float">
            <text:p>25.15</text:p>
          </table:table-cell>
          <table:table-cell table:style-name="ce2" table:formula="of:=[.I20]-[.J20]" office:value-type="float" office:value="27.2" calcext:value-type="float">
            <text:p>27.20</text:p>
          </table:table-cell>
          <table:table-cell table:style-name="ce2" table:formula="of:=13.564*9.81*[.K20]" office:value-type="float" office:value="3619.309248" calcext:value-type="float">
            <text:p>3619.31</text:p>
          </table:table-cell>
          <table:table-cell table:number-columns-repeated="2"/>
          <table:table-cell table:formula="of:=[.O19]-1" office:value-type="float" office:value="294" calcext:value-type="float">
            <text:p>294</text:p>
          </table:table-cell>
          <table:table-cell table:style-name="ce2" table:formula="of:=[.L20]" office:value-type="float" office:value="3619.309248" calcext:value-type="float">
            <text:p>3619.31</text:p>
          </table:table-cell>
          <table:table-cell/>
          <table:table-cell table:formula="of:=1/[.A20]" office:value-type="float" office:value="0.00319488817891374" calcext:value-type="float">
            <text:p>0.00319488817891374</text:p>
          </table:table-cell>
          <table:table-cell table:formula="of:=LN([.E20])" office:value-type="float" office:value="9.01795588288576" calcext:value-type="float">
            <text:p>9.01795588288576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7"/>
          <table:table-cell table:number-columns-repeated="10"/>
        </table:table-row>
        <table:table-row table:style-name="ro1">
          <table:table-cell table:style-name="Default" table:formula="of:=SLOPE([.E1:.E20];[.A1:.A20])" office:value-type="float" office:value="236.681774878195" calcext:value-type="float">
            <text:p>236.68177487819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12"/>
          <table:table-cell table:formula="of:=SLOPE([.P1:.P20];[.O1:.O20])" office:value-type="float" office:value="240.233452186466" calcext:value-type="float">
            <text:p>240.233452186466</text:p>
          </table:table-cell>
          <table:table-cell table:number-columns-repeated="2"/>
          <table:table-cell table:formula="of:=SLOPE([.S1:.S20];[.R1:.R20])" office:value-type="float" office:value="-3930.67334930006" calcext:value-type="float">
            <text:p>-3930.67334930006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formula="of:=SLOPE([.I27:.I46];[.H27:.H46])" office:value-type="float" office:value="-3940.31082070722" calcext:value-type="float">
            <text:p>-3940.3108207072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]" office:value-type="float" office:value="0.00319488817891374" calcext:value-type="float">
            <text:p>0.00319488817891374</text:p>
          </table:table-cell>
          <table:table-cell table:formula="of:=LN([.L1])" office:value-type="float" office:value="9.0339562242322" calcext:value-type="float">
            <text:p>9.033956224232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2]" office:value-type="float" office:value="0.0032051282051282" calcext:value-type="float">
            <text:p>0.0032051282051282</text:p>
          </table:table-cell>
          <table:table-cell table:formula="of:=LN([.L2])" office:value-type="float" office:value="8.95984825207847" calcext:value-type="float">
            <text:p>8.9598482520784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3]" office:value-type="float" office:value="0.00321543408360129" calcext:value-type="float">
            <text:p>0.00321543408360129</text:p>
          </table:table-cell>
          <table:table-cell table:formula="of:=LN([.L3])" office:value-type="float" office:value="8.93299518773386" calcext:value-type="float">
            <text:p>8.9329951877338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4]" office:value-type="float" office:value="0.0032258064516129" calcext:value-type="float">
            <text:p>0.0032258064516129</text:p>
          </table:table-cell>
          <table:table-cell table:formula="of:=LN([.L4])" office:value-type="float" office:value="8.89085538059152" calcext:value-type="float">
            <text:p>8.8908553805915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5]" office:value-type="float" office:value="0.00323624595469256" calcext:value-type="float">
            <text:p>0.00323624595469256</text:p>
          </table:table-cell>
          <table:table-cell table:formula="of:=LN([.L5])" office:value-type="float" office:value="8.85163466743824" calcext:value-type="float">
            <text:p>8.85163466743824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6]" office:value-type="float" office:value="0.00324675324675325" calcext:value-type="float">
            <text:p>0.00324675324675325</text:p>
          </table:table-cell>
          <table:table-cell table:formula="of:=LN([.L6])" office:value-type="float" office:value="8.82656102988613" calcext:value-type="float">
            <text:p>8.8265610298861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7]" office:value-type="float" office:value="0.00325732899022801" calcext:value-type="float">
            <text:p>0.00325732899022801</text:p>
          </table:table-cell>
          <table:table-cell table:formula="of:=LN([.L7])" office:value-type="float" office:value="8.76928771973997" calcext:value-type="float">
            <text:p>8.7692877197399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8]" office:value-type="float" office:value="0.00326797385620915" calcext:value-type="float">
            <text:p>0.00326797385620915</text:p>
          </table:table-cell>
          <table:table-cell table:formula="of:=LN([.L8])" office:value-type="float" office:value="8.74627415178042" calcext:value-type="float">
            <text:p>8.7462741517804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9]" office:value-type="float" office:value="0.00327868852459016" calcext:value-type="float">
            <text:p>0.00327868852459016</text:p>
          </table:table-cell>
          <table:table-cell table:formula="of:=LN([.L9])" office:value-type="float" office:value="8.69525929258887" calcext:value-type="float">
            <text:p>8.6952592925888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0]" office:value-type="float" office:value="0.00328947368421053" calcext:value-type="float">
            <text:p>0.00328947368421053</text:p>
          </table:table-cell>
          <table:table-cell table:formula="of:=LN([.L10])" office:value-type="float" office:value="8.63914841059802" calcext:value-type="float">
            <text:p>8.6391484105980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1]" office:value-type="float" office:value="0.0033003300330033" calcext:value-type="float">
            <text:p>0.0033003300330033</text:p>
          </table:table-cell>
          <table:table-cell table:formula="of:=LN([.L11])" office:value-type="float" office:value="8.60804542496374" calcext:value-type="float">
            <text:p>8.60804542496374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2]" office:value-type="float" office:value="0.0033112582781457" calcext:value-type="float">
            <text:p>0.0033112582781457</text:p>
          </table:table-cell>
          <table:table-cell table:formula="of:=LN([.L12])" office:value-type="float" office:value="8.57468841013106" calcext:value-type="float">
            <text:p>8.5746884101310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3]" office:value-type="float" office:value="0.00332225913621262" calcext:value-type="float">
            <text:p>0.00332225913621262</text:p>
          </table:table-cell>
          <table:table-cell table:formula="of:=LN([.L13])" office:value-type="float" office:value="8.51249220226115" calcext:value-type="float">
            <text:p>8.5124922022611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4]" office:value-type="float" office:value="0.00333333333333333" calcext:value-type="float">
            <text:p>0.00333333333333333</text:p>
          </table:table-cell>
          <table:table-cell table:formula="of:=LN([.L14])" office:value-type="float" office:value="8.47572836157162" calcext:value-type="float">
            <text:p>8.4757283615716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5]" office:value-type="float" office:value="0.00334448160535117" calcext:value-type="float">
            <text:p>0.00334448160535117</text:p>
          </table:table-cell>
          <table:table-cell table:formula="of:=LN([.L15])" office:value-type="float" office:value="8.46035419432203" calcext:value-type="float">
            <text:p>8.4603541943220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6]" office:value-type="float" office:value="0.00335570469798658" calcext:value-type="float">
            <text:p>0.00335570469798658</text:p>
          </table:table-cell>
          <table:table-cell table:formula="of:=LN([.L16])" office:value-type="float" office:value="8.37513378621333" calcext:value-type="float">
            <text:p>8.3751337862133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7]" office:value-type="float" office:value="0.00336700336700337" calcext:value-type="float">
            <text:p>0.00336700336700337</text:p>
          </table:table-cell>
          <table:table-cell table:formula="of:=LN([.L17])" office:value-type="float" office:value="8.34871422317936" calcext:value-type="float">
            <text:p>8.34871422317936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8]" office:value-type="float" office:value="0.00337837837837838" calcext:value-type="float">
            <text:p>0.00337837837837838</text:p>
          </table:table-cell>
          <table:table-cell table:formula="of:=LN([.L18])" office:value-type="float" office:value="8.29368415882188" calcext:value-type="float">
            <text:p>8.2936841588218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5"/>
          <table:table-cell table:formula="of:=1/[.H19]" office:value-type="float" office:value="0.00338983050847458" calcext:value-type="float">
            <text:p>0.00338983050847458</text:p>
          </table:table-cell>
          <table:table-cell table:formula="of:=LN([.L19])" office:value-type="float" office:value="8.24422821566647" calcext:value-type="float">
            <text:p>8.24422821566647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E1]" office:value-type="float" office:value="3838.862934" calcext:value-type="float">
            <text:p>3838.86</text:p>
          </table:table-cell>
          <table:table-cell table:number-columns-repeated="5"/>
          <table:table-cell table:formula="of:=1/[.H20]" office:value-type="float" office:value="0.00340136054421769" calcext:value-type="float">
            <text:p>0.00340136054421769</text:p>
          </table:table-cell>
          <table:table-cell table:formula="of:=LN([.L20])" office:value-type="float" office:value="8.19403847114262" calcext:value-type="float">
            <text:p>8.1940384711426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E2]" office:value-type="float" office:value="3645.921816" calcext:value-type="float">
            <text:p>3645.92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E3]" office:value-type="float" office:value="3858.82236" calcext:value-type="float">
            <text:p>3858.82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E4]" office:value-type="float" office:value="4085.029188" calcext:value-type="float">
            <text:p>4085.03</text:p>
          </table:table-cell>
          <table:table-cell table:number-columns-repeated="1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E5]" office:value-type="float" office:value="4377.767436" calcext:value-type="float">
            <text:p>4377.77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E6]" office:value-type="float" office:value="4430.992572" calcext:value-type="float">
            <text:p>4430.99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E7]" office:value-type="float" office:value="4630.586832" calcext:value-type="float">
            <text:p>4630.59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E8]" office:value-type="float" office:value="4783.609098" calcext:value-type="float">
            <text:p>4783.61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E9]" office:value-type="float" office:value="5003.162784" calcext:value-type="float">
            <text:p>5003.16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E10]" office:value-type="float" office:value="5255.98218" calcext:value-type="float">
            <text:p>5255.98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E11]" office:value-type="float" office:value="5488.84215" calcext:value-type="float">
            <text:p>5488.84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E12]" office:value-type="float" office:value="5721.70212" calcext:value-type="float">
            <text:p>5721.70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E13]" office:value-type="float" office:value="6061.012362" calcext:value-type="float">
            <text:p>6061.01</text:p>
          </table:table-cell>
          <table:table-cell table:number-columns-repeated="17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E14]" office:value-type="float" office:value="6300.525474" calcext:value-type="float">
            <text:p>6300.53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E15]" office:value-type="float" office:value="6546.691728" calcext:value-type="float">
            <text:p>6546.69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E16]" office:value-type="float" office:value="6899.308254" calcext:value-type="float">
            <text:p>6899.31</text:p>
          </table:table-cell>
          <table:table-cell table:number-columns-repeated="1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E17]" office:value-type="float" office:value="7158.780792" calcext:value-type="float">
            <text:p>7158.78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E18]" office:value-type="float" office:value="7458.172182" calcext:value-type="float">
            <text:p>7458.17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E19]" office:value-type="float" office:value="7750.91043" calcext:value-type="float">
            <text:p>7750.91</text:p>
          </table:table-cell>
          <table:table-cell table:number-columns-repeated="1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E20]" office:value-type="float" office:value="8249.89608" calcext:value-type="float">
            <text:p>8249.9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1:49:06.010144788</meta:creation-date>
    <dc:date>2023-02-20T03:13:10.622471892</dc:date>
    <meta:editing-duration>PT2H53M29S</meta:editing-duration>
    <meta:editing-cycles>4</meta:editing-cycles>
    <meta:generator>LibreOffice/7.3.7.2$Linux_X86_64 LibreOffice_project/30$Build-2</meta:generator>
    <meta:document-statistic meta:table-count="1" meta:cell-count="3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629cm" svg:height="16.203cm" xlink:href=".." xlink:type="simple" chart:class="chart:line" chart:style-name="ch1">
        <chart:plot-area chart:style-name="ch2" table:cell-range-address="Sheet1.A46:Sheet1.B65" chart:data-source-has-labels="column" svg:x="1.723cm" svg:y="0.324cm" svg:width="33.194cm" svg:height="14.574cm">
          <chart:coordinate-region svg:x="2.715cm" svg:y="0.523cm" svg:width="31.922cm" svg:height="13.728cm"/>
          <chart:axis chart:dimension="x" chart:name="primary-x" chart:style-name="ch3" chartooo:axis-type="auto">
            <chartooo:date-scale/>
            <chart:title svg:x="17.985cm" svg:y="15.222cm" chart:style-name="ch4">
              <text:p>T, K</text:p>
            </chart:title>
            <chart:categories table:cell-range-address="Sheet1.A46:Sheet1.A65"/>
            <chart:grid chart:style-name="ch5" chart:class="major"/>
          </chart:axis>
          <chart:axis chart:dimension="y" chart:name="primary-y" chart:style-name="ch6">
            <chart:title svg:x="0.451cm" svg:y="8.065cm" chart:style-name="ch7">
              <text:p>P, Па</text:p>
            </chart:title>
            <chart:grid chart:style-name="ch5" chart:class="major"/>
          </chart:axis>
          <chart:series chart:style-name="ch8" chart:values-cell-range-address="Sheet1.B46:Sheet1.B65" chart:class="chart:line"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94">
                <text:p>294</text:p>
                <draw:g>
                  <svg:desc>Sheet1.A46:Sheet1.A65</svg:desc>
                </draw:g>
              </table:table-cell>
              <table:table-cell office:value-type="float" office:value="3838.862934">
                <text:p>3838.862934</text:p>
                <draw:g>
                  <svg:desc>Sheet1.B46:Sheet1.B65</svg:desc>
                </draw:g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45.921816">
                <text:p>3645.92181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858.82236">
                <text:p>3858.8223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085.029188">
                <text:p>4085.0291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377.767436">
                <text:p>4377.76743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430.992572">
                <text:p>4430.9925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630.586832">
                <text:p>4630.58683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783.609098">
                <text:p>4783.60909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5003.162784">
                <text:p>5003.16278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5255.98218">
                <text:p>5255.9821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5488.84215">
                <text:p>5488.8421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721.70212">
                <text:p>5721.7021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061.012362">
                <text:p>6061.01236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300.525474">
                <text:p>6300.52547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6546.691728">
                <text:p>6546.69172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6899.308254">
                <text:p>6899.30825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158.780792">
                <text:p>7158.7807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458.172182">
                <text:p>7458.17218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750.91043">
                <text:p>7750.91043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249.89608">
                <text:p>8249.89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93cm" svg:height="16.646cm" xlink:href=".." xlink:type="simple" chart:class="chart:line" chart:style-name="ch1">
        <chart:plot-area chart:style-name="ch2" table:cell-range-address="Sheet1.O1:Sheet1.P20" chart:data-source-has-labels="column" svg:x="1.602cm" svg:y="0.332cm" svg:width="27.4cm" svg:height="15.001cm">
          <chart:coordinate-region svg:x="3.07cm" svg:y="0.531cm" svg:width="25.653cm" svg:height="14.155cm"/>
          <chart:axis chart:dimension="x" chart:name="primary-x" chart:style-name="ch3" chartooo:axis-type="auto">
            <chartooo:date-scale/>
            <chart:title svg:x="14.967cm" svg:y="15.665cm" chart:style-name="ch4">
              <text:p>T, K</text:p>
            </chart:title>
            <chart:categories table:cell-range-address="Sheet1.O1:Sheet1.O20"/>
            <chart:grid chart:style-name="ch5" chart:class="major"/>
          </chart:axis>
          <chart:axis chart:dimension="y" chart:name="primary-y" chart:style-name="ch6">
            <chart:title svg:x="0.451cm" svg:y="8.286cm" chart:style-name="ch7">
              <text:p>P, Па</text:p>
            </chart:title>
            <chart:grid chart:style-name="ch5" chart:class="major"/>
          </chart:axis>
          <chart:series chart:style-name="ch8" chart:values-cell-range-address="Sheet1.P1:Sheet1.P20" chart:class="chart:line"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313">
                <text:p>313</text:p>
                <draw:g>
                  <svg:desc>Sheet1.O1:Sheet1.O20</svg:desc>
                </draw:g>
              </table:table-cell>
              <table:table-cell office:value-type="float" office:value="8382.95892">
                <text:p>8382.95892</text:p>
                <draw:g>
                  <svg:desc>Sheet1.P1:Sheet1.P20</svg:desc>
                </draw:g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784.17614">
                <text:p>7784.176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577.928738">
                <text:p>7577.9287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265.231064">
                <text:p>7265.23106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6985.7991">
                <text:p>6985.799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6812.817408">
                <text:p>6812.8174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433.588314">
                <text:p>6433.58831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287.21919">
                <text:p>6287.2191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974.521516">
                <text:p>5974.52151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5648.517558">
                <text:p>5648.51755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5475.535866">
                <text:p>5475.53586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5295.901032">
                <text:p>5295.90103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976.550216">
                <text:p>4976.550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96.915382">
                <text:p>4796.91538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723.73082">
                <text:p>4723.730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337.848584">
                <text:p>4337.84858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224.74517">
                <text:p>4224.7451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998.538342">
                <text:p>3998.53834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805.597224">
                <text:p>3805.59722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619.309248">
                <text:p>3619.309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tru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27cm" svg:height="18.575cm" xlink:href=".." xlink:type="simple" chart:class="chart:line" chart:style-name="ch1">
        <chart:plot-area chart:style-name="ch2" table:cell-range-address="Sheet1.R1:Sheet1.S20" chart:data-source-has-labels="column" svg:x="1.711cm" svg:y="0.371cm" svg:width="32.616cm" svg:height="16.852cm">
          <chart:coordinate-region svg:x="2.438cm" svg:y="0.571cm" svg:width="31.292cm" svg:height="16.005cm"/>
          <chart:axis chart:dimension="x" chart:name="primary-x" chart:style-name="ch3" chartooo:axis-type="auto">
            <chartooo:date-scale/>
            <chart:title svg:x="17.419cm" svg:y="17.594cm" chart:style-name="ch4">
              <text:p>1/T, 1|K</text:p>
            </chart:title>
            <chart:categories table:cell-range-address="Sheet1.R1:Sheet1.R20"/>
            <chart:grid chart:style-name="ch5" chart:class="major"/>
          </chart:axis>
          <chart:axis chart:dimension="y" chart:name="primary-y" chart:style-name="ch6">
            <chart:title svg:x="0.451cm" svg:y="9.489cm" chart:style-name="ch7">
              <text:p>Ln(P/P0)</text:p>
            </chart:title>
            <chart:grid chart:style-name="ch5" chart:class="major"/>
          </chart:axis>
          <chart:series chart:style-name="ch8" chart:values-cell-range-address="Sheet1.S1:Sheet1.S20" chart:class="chart:line"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0.00340136054421769">
                <text:p>0.00340136054421769</text:p>
                <draw:g>
                  <svg:desc>Sheet1.R1:Sheet1.R20</svg:desc>
                </draw:g>
              </table:table-cell>
              <table:table-cell office:value-type="float" office:value="8.25293149079477">
                <text:p>8.25293149079477</text:p>
                <draw:g>
                  <svg:desc>Sheet1.S1:Sheet1.S20</svg:desc>
                </draw:g>
              </table:table-cell>
            </table:table-row>
            <table:table-row>
              <table:table-cell office:value-type="float" office:value="0.00338983050847458">
                <text:p>0.00338983050847458</text:p>
              </table:table-cell>
              <table:table-cell office:value-type="float" office:value="8.20136451123469">
                <text:p>8.20136451123469</text:p>
              </table:table-cell>
            </table:table-row>
            <table:table-row>
              <table:table-cell office:value-type="float" office:value="0.00337837837837838">
                <text:p>0.00337837837837838</text:p>
              </table:table-cell>
              <table:table-cell office:value-type="float" office:value="8.25811732782714">
                <text:p>8.25811732782714</text:p>
              </table:table-cell>
            </table:table-row>
            <table:table-row>
              <table:table-cell office:value-type="float" office:value="0.00336700336700337">
                <text:p>0.00336700336700337</text:p>
              </table:table-cell>
              <table:table-cell office:value-type="float" office:value="8.31508415243382">
                <text:p>8.31508415243382</text:p>
              </table:table-cell>
            </table:table-row>
            <table:table-row>
              <table:table-cell office:value-type="float" office:value="0.00335570469798658">
                <text:p>0.00335570469798658</text:p>
              </table:table-cell>
              <table:table-cell office:value-type="float" office:value="8.38429415561199">
                <text:p>8.38429415561199</text:p>
              </table:table-cell>
            </table:table-row>
            <table:table-row>
              <table:table-cell office:value-type="float" office:value="0.00334448160535117">
                <text:p>0.00334448160535117</text:p>
              </table:table-cell>
              <table:table-cell office:value-type="float" office:value="8.39637889482706">
                <text:p>8.39637889482706</text:p>
              </table:table-cell>
            </table:table-row>
            <table:table-row>
              <table:table-cell office:value-type="float" office:value="0.00333333333333333">
                <text:p>0.00333333333333333</text:p>
              </table:table-cell>
              <table:table-cell office:value-type="float" office:value="8.44043888462109">
                <text:p>8.44043888462109</text:p>
              </table:table-cell>
            </table:table-row>
            <table:table-row>
              <table:table-cell office:value-type="float" office:value="0.00332225913621262">
                <text:p>0.00332225913621262</text:p>
              </table:table-cell>
              <table:table-cell office:value-type="float" office:value="8.47295058200772">
                <text:p>8.47295058200772</text:p>
              </table:table-cell>
            </table:table-row>
            <table:table-row>
              <table:table-cell office:value-type="float" office:value="0.0033112582781457">
                <text:p>0.0033112582781457</text:p>
              </table:table-cell>
              <table:table-cell office:value-type="float" office:value="8.51782554823651">
                <text:p>8.51782554823651</text:p>
              </table:table-cell>
            </table:table-row>
            <table:table-row>
              <table:table-cell office:value-type="float" office:value="0.0033003300330033">
                <text:p>0.0033003300330033</text:p>
              </table:table-cell>
              <table:table-cell office:value-type="float" office:value="8.56712216974774">
                <text:p>8.56712216974774</text:p>
              </table:table-cell>
            </table:table-row>
            <table:table-row>
              <table:table-cell office:value-type="float" office:value="0.00328947368421053">
                <text:p>0.00328947368421053</text:p>
              </table:table-cell>
              <table:table-cell office:value-type="float" office:value="8.61047261062135">
                <text:p>8.61047261062135</text:p>
              </table:table-cell>
            </table:table-row>
            <table:table-row>
              <table:table-cell office:value-type="float" office:value="0.00327868852459016">
                <text:p>0.00327868852459016</text:p>
              </table:table-cell>
              <table:table-cell office:value-type="float" office:value="8.65202161353423">
                <text:p>8.65202161353423</text:p>
              </table:table-cell>
            </table:table-row>
            <table:table-row>
              <table:table-cell office:value-type="float" office:value="0.00326797385620915">
                <text:p>0.00326797385620915</text:p>
              </table:table-cell>
              <table:table-cell office:value-type="float" office:value="8.70963212154663">
                <text:p>8.70963212154663</text:p>
              </table:table-cell>
            </table:table-row>
            <table:table-row>
              <table:table-cell office:value-type="float" office:value="0.00325732899022801">
                <text:p>0.00325732899022801</text:p>
              </table:table-cell>
              <table:table-cell office:value-type="float" office:value="8.74838831747275">
                <text:p>8.74838831747275</text:p>
              </table:table-cell>
            </table:table-row>
            <table:table-row>
              <table:table-cell office:value-type="float" office:value="0.00324675324675325">
                <text:p>0.00324675324675325</text:p>
              </table:table-cell>
              <table:table-cell office:value-type="float" office:value="8.78671512133893">
                <text:p>8.78671512133893</text:p>
              </table:table-cell>
            </table:table-row>
            <table:table-row>
              <table:table-cell office:value-type="float" office:value="0.00323624595469256">
                <text:p>0.00323624595469256</text:p>
              </table:table-cell>
              <table:table-cell office:value-type="float" office:value="8.8391764325162">
                <text:p>8.8391764325162</text:p>
              </table:table-cell>
            </table:table-row>
            <table:table-row>
              <table:table-cell office:value-type="float" office:value="0.0032258064516129">
                <text:p>0.0032258064516129</text:p>
              </table:table-cell>
              <table:table-cell office:value-type="float" office:value="8.8760949650084">
                <text:p>8.8760949650084</text:p>
              </table:table-cell>
            </table:table-row>
            <table:table-row>
              <table:table-cell office:value-type="float" office:value="0.00321543408360129">
                <text:p>0.00321543408360129</text:p>
              </table:table-cell>
              <table:table-cell office:value-type="float" office:value="8.91706564735883">
                <text:p>8.91706564735883</text:p>
              </table:table-cell>
            </table:table-row>
            <table:table-row>
              <table:table-cell office:value-type="float" office:value="0.0032051282051282">
                <text:p>0.0032051282051282</text:p>
              </table:table-cell>
              <table:table-cell office:value-type="float" office:value="8.95556559028647">
                <text:p>8.95556559028647</text:p>
              </table:table-cell>
            </table:table-row>
            <table:table-row>
              <table:table-cell office:value-type="float" office:value="0.00319488817891374">
                <text:p>0.00319488817891374</text:p>
              </table:table-cell>
              <table:table-cell office:value-type="float" office:value="9.01795588288576">
                <text:p>9.01795588288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091cm" svg:height="16.679cm" xlink:href=".." xlink:type="simple" chart:class="chart:line" chart:style-name="ch1">
        <chart:plot-area chart:style-name="ch2" table:cell-range-address="Sheet1.H27:Sheet1.I46" chart:data-source-has-labels="column" svg:x="1.632cm" svg:y="0.333cm" svg:width="28.838cm" svg:height="15.032cm">
          <chart:coordinate-region svg:x="2.359cm" svg:y="0.533cm" svg:width="27.515cm" svg:height="14.185cm"/>
          <chart:axis chart:dimension="x" chart:name="primary-x" chart:style-name="ch3" chartooo:axis-type="auto">
            <chartooo:date-scale/>
            <chart:title svg:x="15.451cm" svg:y="15.698cm" chart:style-name="ch4">
              <text:p>1/T, 1/K</text:p>
            </chart:title>
            <chart:categories table:cell-range-address="Sheet1.H27:Sheet1.H46"/>
            <chart:grid chart:style-name="ch5" chart:class="major"/>
          </chart:axis>
          <chart:axis chart:dimension="y" chart:name="primary-y" chart:style-name="ch6">
            <chart:title svg:x="0.451cm" svg:y="8.488cm" chart:style-name="ch7">
              <text:p>ln(P/P0)</text:p>
            </chart:title>
            <chart:grid chart:style-name="ch5" chart:class="major"/>
          </chart:axis>
          <chart:series chart:style-name="ch8" chart:values-cell-range-address="Sheet1.I27:Sheet1.I46" chart:class="chart:line"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.00319488817891374">
                <text:p>0.00319488817891374</text:p>
                <draw:g>
                  <svg:desc>Sheet1.H27:Sheet1.H46</svg:desc>
                </draw:g>
              </table:table-cell>
              <table:table-cell office:value-type="float" office:value="9.0339562242322">
                <text:p>9.0339562242322</text:p>
                <draw:g>
                  <svg:desc>Sheet1.I27:Sheet1.I46</svg:desc>
                </draw:g>
              </table:table-cell>
            </table:table-row>
            <table:table-row>
              <table:table-cell office:value-type="float" office:value="0.0032051282051282">
                <text:p>0.0032051282051282</text:p>
              </table:table-cell>
              <table:table-cell office:value-type="float" office:value="8.95984825207847">
                <text:p>8.95984825207847</text:p>
              </table:table-cell>
            </table:table-row>
            <table:table-row>
              <table:table-cell office:value-type="float" office:value="0.00321543408360129">
                <text:p>0.00321543408360129</text:p>
              </table:table-cell>
              <table:table-cell office:value-type="float" office:value="8.93299518773386">
                <text:p>8.93299518773386</text:p>
              </table:table-cell>
            </table:table-row>
            <table:table-row>
              <table:table-cell office:value-type="float" office:value="0.0032258064516129">
                <text:p>0.0032258064516129</text:p>
              </table:table-cell>
              <table:table-cell office:value-type="float" office:value="8.89085538059152">
                <text:p>8.89085538059152</text:p>
              </table:table-cell>
            </table:table-row>
            <table:table-row>
              <table:table-cell office:value-type="float" office:value="0.00323624595469256">
                <text:p>0.00323624595469256</text:p>
              </table:table-cell>
              <table:table-cell office:value-type="float" office:value="8.85163466743824">
                <text:p>8.85163466743824</text:p>
              </table:table-cell>
            </table:table-row>
            <table:table-row>
              <table:table-cell office:value-type="float" office:value="0.00324675324675325">
                <text:p>0.00324675324675325</text:p>
              </table:table-cell>
              <table:table-cell office:value-type="float" office:value="8.82656102988613">
                <text:p>8.82656102988613</text:p>
              </table:table-cell>
            </table:table-row>
            <table:table-row>
              <table:table-cell office:value-type="float" office:value="0.00325732899022801">
                <text:p>0.00325732899022801</text:p>
              </table:table-cell>
              <table:table-cell office:value-type="float" office:value="8.76928771973997">
                <text:p>8.76928771973997</text:p>
              </table:table-cell>
            </table:table-row>
            <table:table-row>
              <table:table-cell office:value-type="float" office:value="0.00326797385620915">
                <text:p>0.00326797385620915</text:p>
              </table:table-cell>
              <table:table-cell office:value-type="float" office:value="8.74627415178042">
                <text:p>8.74627415178042</text:p>
              </table:table-cell>
            </table:table-row>
            <table:table-row>
              <table:table-cell office:value-type="float" office:value="0.00327868852459016">
                <text:p>0.00327868852459016</text:p>
              </table:table-cell>
              <table:table-cell office:value-type="float" office:value="8.69525929258887">
                <text:p>8.69525929258887</text:p>
              </table:table-cell>
            </table:table-row>
            <table:table-row>
              <table:table-cell office:value-type="float" office:value="0.00328947368421053">
                <text:p>0.00328947368421053</text:p>
              </table:table-cell>
              <table:table-cell office:value-type="float" office:value="8.63914841059802">
                <text:p>8.63914841059802</text:p>
              </table:table-cell>
            </table:table-row>
            <table:table-row>
              <table:table-cell office:value-type="float" office:value="0.0033003300330033">
                <text:p>0.0033003300330033</text:p>
              </table:table-cell>
              <table:table-cell office:value-type="float" office:value="8.60804542496374">
                <text:p>8.60804542496374</text:p>
              </table:table-cell>
            </table:table-row>
            <table:table-row>
              <table:table-cell office:value-type="float" office:value="0.0033112582781457">
                <text:p>0.0033112582781457</text:p>
              </table:table-cell>
              <table:table-cell office:value-type="float" office:value="8.57468841013106">
                <text:p>8.57468841013106</text:p>
              </table:table-cell>
            </table:table-row>
            <table:table-row>
              <table:table-cell office:value-type="float" office:value="0.00332225913621262">
                <text:p>0.00332225913621262</text:p>
              </table:table-cell>
              <table:table-cell office:value-type="float" office:value="8.51249220226115">
                <text:p>8.51249220226115</text:p>
              </table:table-cell>
            </table:table-row>
            <table:table-row>
              <table:table-cell office:value-type="float" office:value="0.00333333333333333">
                <text:p>0.00333333333333333</text:p>
              </table:table-cell>
              <table:table-cell office:value-type="float" office:value="8.47572836157162">
                <text:p>8.47572836157162</text:p>
              </table:table-cell>
            </table:table-row>
            <table:table-row>
              <table:table-cell office:value-type="float" office:value="0.00334448160535117">
                <text:p>0.00334448160535117</text:p>
              </table:table-cell>
              <table:table-cell office:value-type="float" office:value="8.46035419432203">
                <text:p>8.46035419432203</text:p>
              </table:table-cell>
            </table:table-row>
            <table:table-row>
              <table:table-cell office:value-type="float" office:value="0.00335570469798658">
                <text:p>0.00335570469798658</text:p>
              </table:table-cell>
              <table:table-cell office:value-type="float" office:value="8.37513378621333">
                <text:p>8.37513378621333</text:p>
              </table:table-cell>
            </table:table-row>
            <table:table-row>
              <table:table-cell office:value-type="float" office:value="0.00336700336700337">
                <text:p>0.00336700336700337</text:p>
              </table:table-cell>
              <table:table-cell office:value-type="float" office:value="8.34871422317936">
                <text:p>8.34871422317936</text:p>
              </table:table-cell>
            </table:table-row>
            <table:table-row>
              <table:table-cell office:value-type="float" office:value="0.00337837837837838">
                <text:p>0.00337837837837838</text:p>
              </table:table-cell>
              <table:table-cell office:value-type="float" office:value="8.29368415882188">
                <text:p>8.29368415882188</text:p>
              </table:table-cell>
            </table:table-row>
            <table:table-row>
              <table:table-cell office:value-type="float" office:value="0.00338983050847458">
                <text:p>0.00338983050847458</text:p>
              </table:table-cell>
              <table:table-cell office:value-type="float" office:value="8.24422821566647">
                <text:p>8.24422821566647</text:p>
              </table:table-cell>
            </table:table-row>
            <table:table-row>
              <table:table-cell office:value-type="float" office:value="0.00340136054421769">
                <text:p>0.00340136054421769</text:p>
              </table:table-cell>
              <table:table-cell office:value-type="float" office:value="8.19403847114262">
                <text:p>8.19403847114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